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WeavingEnabl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WeavingEnabler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WeavingEnabler.setLoadTimeWeaver( LoadTimeWeaver loadTimeWea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WeavingEnabler.postProcessBeanFactory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ClassBypassingClassFileTransformer.transform( ClassLoader loader , String className , Class &lt; ? &gt; classBeingRedefined , ProtectionDomain protectionDomain , byte [ ] classfile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pectJWeavingEnabler.enableAspectJWeaving( @ Nullable LoadTimeWeaver weaverToUse , @ Nullable ClassLoader beanClass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pectJClassBypassingClassFileTransformer.AspectJClassBypassingClassFileTransformer( ClassFileTransform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